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30_11-43-32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4-30_11-30-22_000.jpg</text:p>
          </table:table-cell>
          <table:table-cell office:value-type="string">
            <text:p>:m music / log / kb / done / N+ / 2017043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30_10-02-5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30_10-02-4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30_10-02-3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30_10-02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4-30_10-02-3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4-30_09-52-43_000.jpg</text:p>
          </table:table-cell>
          <table:table-cell table:style-name="ce3" office:value-type="string">
            <text:p>:m :? 1*1 / others / 中国　スクランブル　年に何回か？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4-30_09-52-38_000.jpg</text:p>
          </table:table-cell>
          <table:table-cell table:style-name="ce1" office:value-type="string">
            <text:p>:m other / daily choirs / 21:39 / 風呂点け　歯磨き、他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30_09-52-26_000.jpg</text:p>
          </table:table-cell>
          <table:table-cell office:value-type="string">
            <text:p>:m 見た夢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4-30_09-35-14_000.jpg</text:p>
          </table:table-cell>
          <table:table-cell office:value-type="string">
            <text:p>:m :PHOTO 起きた時刻 / 20170213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4-30_01-46-08_000.jpg</text:p>
          </table:table-cell>
          <table:table-cell table:style-name="ce3" office:value-type="string">
            <text:p>:m 1*1 prog / 34*1#2 / Cake_ifm11 fix-1 / memo / flowchart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29_20-07-28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4-29_10-26-00_000.jpg</text:p>
          </table:table-cell>
          <table:table-cell table:style-name="ce3" office:value-type="string">
            <text:p>:m other / 長寿の家 / 予定　５月　麻雀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4-29_08-11-40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4-29_07-57-10_000.jpg</text:p>
          </table:table-cell>
          <table:table-cell office:value-type="string">
            <text:p>:m music / log / kb / done / N+ / 201704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4-28_23-54-39_000.jpg</text:p>
          </table:table-cell>
          <table:table-cell table:style-name="ce1" office:value-type="string">
            <text:p>:m other / daily choirs / 21:35 / 爪切り　風呂点け　歯磨き、他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4-28_20-50-45_000.jpg</text:p>
          </table:table-cell>
          <table:table-cell table:style-name="ce3" office:value-type="string">
            <text:p>:m other / サプリ / 買うもの　補充 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4-28_20-01-00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4-28_14-51-36_000.jpg</text:p>
          </table:table-cell>
          <table:table-cell table:style-name="ce3" office:value-type="string">
            <text:p>:m S.E. :? / sin(x)*cos(y) の plane　⇒　空気を、間に吹き込むと？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2017-04-28_10-32-12_000.jpg</text:p>
          </table:table-cell>
          <table:table-cell table:style-name="ce3" office:value-type="string">
            <text:p>:m music / 楽譜メモ / kb / bh-1,v-1 / k=C t=1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4-28_10-32-01_000.jpg</text:p>
          </table:table-cell>
          <table:table-cell office:value-type="string">
            <text:p>:m music / log / kb / done / N+ / 2017042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4-28_08-38-4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28_08-38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4-28_08-38-2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4-28_08-38-2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4-28_08-38-0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4-28_08-31-29_000.jpg</text:p>
          </table:table-cell>
          <table:table-cell office:value-type="string">
            <text:p>:m :PHOTO 起きた時刻 / 2017021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4-28_05-37-01_000.jpg</text:p>
          </table:table-cell>
          <table:table-cell table:style-name="ce1" office:value-type="string">
            <text:p>:m other / daily choirs / 23:50 / 風呂出たあと~布団敷く / edited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4-28_02-11-36_000.jpg</text:p>
          </table:table-cell>
          <table:table-cell office:value-type="string">
            <text:p>:m :PHOTO 寝た時刻 / 2017021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4-28_01-33-58_000.jpg</text:p>
          </table:table-cell>
          <table:table-cell table:style-name="ce1" office:value-type="string">
            <text:p>:m other / daily choirs / 15:01 / コーヒー入れる、コロコロ、他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4-27_23-45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4-27_23-44-5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4-27_23-44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4-27_23-44-4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4-27_23-44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4-27_20-08-3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4-27_19-21-25_000.jpg</text:p>
          </table:table-cell>
          <table:table-cell table:style-name="ce1" office:value-type="string">
            <text:p>:PHOTO 面白いもの / @東急ショッピングパーク北側商店建物 / 店舗工事　木組み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4-27_19-21-12_000.jpg</text:p>
          </table:table-cell>
          <table:table-cell table:style-name="ce1" office:value-type="string">
            <text:p>:PHOTO 面白いもの / @東急ショッピングパーク北側商店建物 / 店舗工事　木組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2017/04/30</text:date>, <text:time>13:31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13:31:33.85</dc:date>
    <dc:creator>岩淵 謙</dc:creator>
    <meta:generator>OpenOffice/4.1.3$Win32 OpenOffice.org_project/413m1$Build-9783</meta:generator>
    <meta:editing-duration>PT23M28S</meta:editing-duration>
    <meta:editing-cycles>17</meta:editing-cycles>
    <meta:document-statistic meta:table-count="1" meta:cell-count="120" meta:object-count="0"/>
  </office:meta>
</office:document-meta>
</file>